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41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2.39cm"/>
    </style:style>
    <style:style style:name="co4" style:family="table-column">
      <style:table-column-properties fo:break-before="auto" style:column-width="2.03cm"/>
    </style:style>
    <style:style style:name="co5" style:family="table-column">
      <style:table-column-properties fo:break-before="auto" style:column-width="6.636cm"/>
    </style:style>
    <style:style style:name="co6" style:family="table-column">
      <style:table-column-properties fo:break-before="auto" style:column-width="6.16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table table:name="Article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>
            <text:p>Titre</text:p>
          </table:table-cell>
          <table:table-cell office:value-type="string">
            <text:p>Prix</text:p>
          </table:table-cell>
          <table:table-cell office:value-type="string">
            <text:p>Socle carré</text:p>
          </table:table-cell>
          <table:table-cell office:value-type="string">
            <text:p>Socle rond</text:p>
          </table:table-cell>
          <table:table-cell office:value-type="string">
            <text:p>Photo 1</text:p>
          </table:table-cell>
          <table:table-cell office:value-type="string">
            <text:p>Photo 2</text:p>
          </table:table-cell>
          <table:table-cell office:value-type="string">
            <text:p>Photo 3</text:p>
          </table:table-cell>
          <table:table-cell office:value-type="string">
            <text:p>Photo 4</text:p>
          </table:table-cell>
          <table:table-cell office:value-type="string">
            <text:p>Photo 5</text:p>
          </table:table-cell>
          <table:table-cell office:value-type="string">
            <text:p>Photo 6</text:p>
          </table:table-cell>
          <table:table-cell/>
        </table:table-row>
        <table:table-row table:style-name="ro1">
          <table:table-cell office:value-type="string">
            <text:p>Ahuatli 1</text:p>
          </table:table-cell>
          <table:table-cell office:value-type="currency" office:currency="EUR" office:value="12">
            <text:p>12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Ahuatli 1 1</text:p>
          </table:table-cell>
          <table:table-cell table:number-columns-repeated="6"/>
        </table:table-row>
        <table:table-row table:style-name="ro1">
          <table:table-cell office:value-type="string">
            <text:p>Ahuatli 2</text:p>
          </table:table-cell>
          <table:table-cell office:value-type="currency" office:currency="EUR" office:value="10">
            <text:p>10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Ahuatli 2 1</text:p>
          </table:table-cell>
          <table:table-cell table:number-columns-repeated="6"/>
        </table:table-row>
        <table:table-row table:style-name="ro1">
          <table:table-cell office:value-type="string">
            <text:p>Ahuatli Babies</text:p>
          </table:table-cell>
          <table:table-cell office:value-type="currency" office:currency="EUR" office:value="4">
            <text:p>4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Ahuatli Babies 1</text:p>
          </table:table-cell>
          <table:table-cell table:number-columns-repeated="6"/>
        </table:table-row>
        <table:table-row table:style-name="ro1">
          <table:table-cell office:value-type="string">
            <text:p>Ancient Kuakuauitl with Vortex</text:p>
          </table:table-cell>
          <table:table-cell office:value-type="currency" office:currency="EUR" office:value="38">
            <text:p>38,00 €</text:p>
          </table:table-cell>
          <table:table-cell office:value-type="string">
            <text:p>100X50 mm</text:p>
          </table:table-cell>
          <table:table-cell office:value-type="string">
            <text:p>120x92 mm</text:p>
          </table:table-cell>
          <table:table-cell office:value-type="string">
            <text:p>Ancient Kuakuauitl with Vortex 1</text:p>
          </table:table-cell>
          <table:table-cell table:number-columns-repeated="6"/>
        </table:table-row>
        <table:table-row table:style-name="ro1">
          <table:table-cell office:value-type="string">
            <text:p>Ancient Kuakuauitl with Vortex Scenique</text:p>
          </table:table-cell>
          <table:table-cell office:value-type="currency" office:currency="EUR" office:value="41">
            <text:p>41,00 €</text:p>
          </table:table-cell>
          <table:table-cell office:value-type="string">
            <text:p>100X50 mm</text:p>
          </table:table-cell>
          <table:table-cell office:value-type="string">
            <text:p>120x92 mm</text:p>
          </table:table-cell>
          <table:table-cell office:value-type="string">
            <text:p>Ancient Kuakuauitl with Vortex 1</text:p>
          </table:table-cell>
          <table:table-cell table:number-columns-repeated="6"/>
        </table:table-row>
        <table:table-row table:style-name="ro1">
          <table:table-cell office:value-type="string">
            <text:p>Archeoptl</text:p>
          </table:table-cell>
          <table:table-cell office:value-type="currency" office:currency="EUR" office:value="4">
            <text:p>4,00 €</text:p>
          </table:table-cell>
          <table:table-cell office:value-type="string">
            <text:p>20x20mm</text:p>
          </table:table-cell>
          <table:table-cell office:value-type="string">
            <text:p>25 mm</text:p>
          </table:table-cell>
          <table:table-cell office:value-type="string">
            <text:p>Archeoptl 1</text:p>
          </table:table-cell>
          <table:table-cell table:number-columns-repeated="6"/>
        </table:table-row>
        <table:table-row table:style-name="ro1">
          <table:table-cell office:value-type="string">
            <text:p>Atlacoya the Sunarcher</text:p>
          </table:table-cell>
          <table:table-cell office:value-type="currency" office:currency="EUR" office:value="5">
            <text:p>5,00 €</text:p>
          </table:table-cell>
          <table:table-cell office:value-type="string">
            <text:p>20x20mm</text:p>
          </table:table-cell>
          <table:table-cell office:value-type="string">
            <text:p>25 mm</text:p>
          </table:table-cell>
          <table:table-cell office:value-type="string">
            <text:p>Atlacoya the Sunarcher 1</text:p>
          </table:table-cell>
          <table:table-cell table:number-columns-repeated="6"/>
        </table:table-row>
        <table:table-row table:style-name="ro1">
          <table:table-cell office:value-type="string">
            <text:p>Ayokalotl with Lightning Engine</text:p>
          </table:table-cell>
          <table:table-cell office:value-type="currency" office:currency="EUR" office:value="41">
            <text:p>41,00 €</text:p>
          </table:table-cell>
          <table:table-cell office:value-type="string">
            <text:p>100x50 mm</text:p>
          </table:table-cell>
          <table:table-cell office:value-type="string">
            <text:p>120x92 mm</text:p>
          </table:table-cell>
          <table:table-cell office:value-type="string">
            <text:p>Ayokalotl with Lightning Engine 1</text:p>
          </table:table-cell>
          <table:table-cell table:number-columns-repeated="6"/>
        </table:table-row>
        <table:table-row table:style-name="ro1">
          <table:table-cell office:value-type="string">
            <text:p>Ayokalotl with Lightning Engine Scenique</text:p>
          </table:table-cell>
          <table:table-cell office:value-type="currency" office:currency="EUR" office:value="46">
            <text:p>46,00 €</text:p>
          </table:table-cell>
          <table:table-cell office:value-type="string">
            <text:p>100x50 mm</text:p>
          </table:table-cell>
          <table:table-cell office:value-type="string">
            <text:p>120x92 mm</text:p>
          </table:table-cell>
          <table:table-cell office:value-type="string">
            <text:p>Ayokalotl with Lightning Engine 1</text:p>
          </table:table-cell>
          <table:table-cell table:number-columns-repeated="6"/>
        </table:table-row>
        <table:table-row table:style-name="ro1">
          <table:table-cell office:value-type="string">
            <text:p>Ayokalotl with Tekuetl Swarm</text:p>
          </table:table-cell>
          <table:table-cell office:value-type="currency" office:currency="EUR" office:value="50">
            <text:p>50,00 €</text:p>
          </table:table-cell>
          <table:table-cell office:value-type="string">
            <text:p>100x50 mm</text:p>
          </table:table-cell>
          <table:table-cell office:value-type="string">
            <text:p>120x92 mm</text:p>
          </table:table-cell>
          <table:table-cell office:value-type="string">
            <text:p>Ayokalotl with Tekuetl Swarm 1</text:p>
          </table:table-cell>
          <table:table-cell table:number-columns-repeated="6"/>
        </table:table-row>
        <table:table-row table:style-name="ro1">
          <table:table-cell office:value-type="string">
            <text:p>Ayokalotl with Tekuetl Swarm Scenique</text:p>
          </table:table-cell>
          <table:table-cell office:value-type="currency" office:currency="EUR" office:value="45">
            <text:p>45,00 €</text:p>
          </table:table-cell>
          <table:table-cell office:value-type="string">
            <text:p>100x50 mm</text:p>
          </table:table-cell>
          <table:table-cell office:value-type="string">
            <text:p>120x92 mm</text:p>
          </table:table-cell>
          <table:table-cell office:value-type="string">
            <text:p>Ayokalotl with Tekuetl Swarm 1</text:p>
          </table:table-cell>
          <table:table-cell table:number-columns-repeated="6"/>
        </table:table-row>
        <table:table-row table:style-name="ro1">
          <table:table-cell office:value-type="string">
            <text:p>Ayotl Unit x3</text:p>
          </table:table-cell>
          <table:table-cell office:value-type="currency" office:currency="EUR" office:value="17">
            <text:p>17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Ayotl Unit x3 1</text:p>
          </table:table-cell>
          <table:table-cell table:number-columns-repeated="6"/>
        </table:table-row>
        <table:table-row table:style-name="ro1">
          <table:table-cell office:value-type="string">
            <text:p>Cipactli Unit x3</text:p>
          </table:table-cell>
          <table:table-cell office:value-type="currency" office:currency="EUR" office:value="25">
            <text:p>25,00 €</text:p>
          </table:table-cell>
          <table:table-cell office:value-type="string">
            <text:p>50x50 mm</text:p>
          </table:table-cell>
          <table:table-cell office:value-type="string">
            <text:p>50 mm</text:p>
          </table:table-cell>
          <table:table-cell office:value-type="string">
            <text:p>Cipactli Unit x3 1</text:p>
          </table:table-cell>
          <table:table-cell table:number-columns-repeated="6"/>
        </table:table-row>
        <table:table-row table:style-name="ro1">
          <table:table-cell office:value-type="string">
            <text:p>Coatl Guard Etat-Major</text:p>
          </table:table-cell>
          <table:table-cell office:value-type="currency" office:currency="EUR" office:value="16">
            <text:p>16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Coatl Guard Etat-Major 1</text:p>
          </table:table-cell>
          <table:table-cell office:value-type="string">
            <text:p>Coatl Guard Etat-Major 2</text:p>
          </table:table-cell>
          <table:table-cell table:number-columns-repeated="5"/>
        </table:table-row>
        <table:table-row table:style-name="ro1">
          <table:table-cell office:value-type="string">
            <text:p>Coatl Guard x10</text:p>
          </table:table-cell>
          <table:table-cell office:value-type="currency" office:currency="EUR" office:value="25">
            <text:p>25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Coatl Guard x10 1</text:p>
          </table:table-cell>
          <table:table-cell office:value-type="string">
            <text:p>Coatl Guard Etat-Major 2</text:p>
          </table:table-cell>
          <table:table-cell table:number-columns-repeated="5"/>
        </table:table-row>
        <table:table-row table:style-name="ro1">
          <table:table-cell office:value-type="string">
            <text:p>Coatlicue, Cuetzpal Mother</text:p>
          </table:table-cell>
          <table:table-cell office:value-type="currency" office:currency="EUR" office:value="5">
            <text:p>5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Coatlicue, Cuetzpal Mother 1</text:p>
          </table:table-cell>
          <table:table-cell table:number-columns-repeated="6"/>
        </table:table-row>
        <table:table-row table:style-name="ro1">
          <table:table-cell office:value-type="string">
            <text:p>Colohti</text:p>
          </table:table-cell>
          <table:table-cell office:value-type="currency" office:currency="EUR" office:value="17">
            <text:p>17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Colohti 1</text:p>
          </table:table-cell>
          <table:table-cell table:number-columns-repeated="6"/>
        </table:table-row>
        <table:table-row table:style-name="ro1">
          <table:table-cell office:value-type="string">
            <text:p>Cowabunga Ayotl Squad x5</text:p>
          </table:table-cell>
          <table:table-cell office:value-type="currency" office:currency="EUR" office:value="25">
            <text:p>25,00 €</text:p>
          </table:table-cell>
          <table:table-cell office:value-type="string">
            <text:p>20x20mm</text:p>
          </table:table-cell>
          <table:table-cell office:value-type="string">
            <text:p>25 mm</text:p>
          </table:table-cell>
          <table:table-cell office:value-type="string">
            <text:p>Cowabunga Ayotl Squad x5 1</text:p>
          </table:table-cell>
          <table:table-cell table:number-columns-repeated="6"/>
        </table:table-row>
        <table:table-row table:style-name="ro1">
          <table:table-cell office:value-type="string">
            <text:p>Cuetzpalli regiment with bows x10</text:p>
          </table:table-cell>
          <table:table-cell office:value-type="currency" office:currency="EUR" office:value="12">
            <text:p>12,00 €</text:p>
          </table:table-cell>
          <table:table-cell office:value-type="string">
            <text:p>20x20mm</text:p>
          </table:table-cell>
          <table:table-cell office:value-type="string">
            <text:p>25 mm</text:p>
          </table:table-cell>
          <table:table-cell office:value-type="string">
            <text:p>Cuetzpalli regiment with bows x10 1</text:p>
          </table:table-cell>
          <table:table-cell table:number-columns-repeated="6"/>
        </table:table-row>
        <table:table-row table:style-name="ro1">
          <table:table-cell office:value-type="string">
            <text:p>Cuetzpalli regiment with spears x10</text:p>
          </table:table-cell>
          <table:table-cell office:value-type="currency" office:currency="EUR" office:value="11">
            <text:p>11,00 €</text:p>
          </table:table-cell>
          <table:table-cell office:value-type="string">
            <text:p>20x20mm</text:p>
          </table:table-cell>
          <table:table-cell office:value-type="string">
            <text:p>25 mm</text:p>
          </table:table-cell>
          <table:table-cell office:value-type="string">
            <text:p>Cuetzpalli regiment with spears x10 1</text:p>
          </table:table-cell>
          <table:table-cell table:number-columns-repeated="6"/>
        </table:table-row>
        <table:table-row table:style-name="ro1">
          <table:table-cell office:value-type="string">
            <text:p>Ehecatl Le Dévoreur</text:p>
          </table:table-cell>
          <table:table-cell office:value-type="currency" office:currency="EUR" office:value="20">
            <text:p>20,00 €</text:p>
          </table:table-cell>
          <table:table-cell office:value-type="string">
            <text:p>50x50 mm</text:p>
          </table:table-cell>
          <table:table-cell office:value-type="string">
            <text:p>50 mm</text:p>
          </table:table-cell>
          <table:table-cell office:value-type="string">
            <text:p>Ehecatl Le Dévoreur 1</text:p>
          </table:table-cell>
          <table:table-cell office:value-type="string">
            <text:p>Ehecatl Le Dévoreur 2</text:p>
          </table:table-cell>
          <table:table-cell office:value-type="string">
            <text:p>Ehecatl Le Dévoreur 3</text:p>
          </table:table-cell>
          <table:table-cell office:value-type="string">
            <text:p>Ehecatl Le Dévoreur 4</text:p>
          </table:table-cell>
          <table:table-cell table:number-columns-repeated="3"/>
        </table:table-row>
        <table:table-row table:style-name="ro1">
          <table:table-cell office:value-type="string">
            <text:p>Ezocamatl Unit x10</text:p>
          </table:table-cell>
          <table:table-cell office:value-type="currency" office:currency="EUR" office:value="16">
            <text:p>16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table:number-columns-repeated="7"/>
        </table:table-row>
        <table:table-row table:style-name="ro1">
          <table:table-cell office:value-type="string">
            <text:p>Ezocamatl Etat-Major</text:p>
          </table:table-cell>
          <table:table-cell office:value-type="currency" office:currency="EUR" office:value="8">
            <text:p>8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Ezocamatl Etat-Major 1</text:p>
          </table:table-cell>
          <table:table-cell table:number-columns-repeated="6"/>
        </table:table-row>
        <table:table-row table:style-name="ro1">
          <table:table-cell office:value-type="string">
            <text:p>Ezocamatl Knights x5</text:p>
          </table:table-cell>
          <table:table-cell office:value-type="currency" office:currency="EUR" office:value="40">
            <text:p>40,00 €</text:p>
          </table:table-cell>
          <table:table-cell office:value-type="string">
            <text:p>25x50 mm</text:p>
          </table:table-cell>
          <table:table-cell office:value-type="string">
            <text:p>60x35mm </text:p>
          </table:table-cell>
          <table:table-cell office:value-type="string">
            <text:p>Ezocamatl Knights x5 1</text:p>
          </table:table-cell>
          <table:table-cell table:number-columns-repeated="6"/>
        </table:table-row>
        <table:table-row table:style-name="ro1">
          <table:table-cell office:value-type="string">
            <text:p>Ezocamtl General on Dilophosaurus</text:p>
          </table:table-cell>
          <table:table-cell office:value-type="currency" office:currency="EUR" office:value="33">
            <text:p>33,00 €</text:p>
          </table:table-cell>
          <table:table-cell office:value-type="string">
            <text:p>25x50 mm</text:p>
          </table:table-cell>
          <table:table-cell office:value-type="string">
            <text:p>60x35mm </text:p>
          </table:table-cell>
          <table:table-cell office:value-type="string">
            <text:p>Ezocamtl General on Dilophosaurus 1</text:p>
          </table:table-cell>
          <table:table-cell table:number-columns-repeated="6"/>
        </table:table-row>
        <table:table-row table:style-name="ro1">
          <table:table-cell office:value-type="string">
            <text:p>Ezocamtl Knights Etat-Major</text:p>
          </table:table-cell>
          <table:table-cell office:value-type="currency" office:currency="EUR" office:value="36">
            <text:p>36,00 €</text:p>
          </table:table-cell>
          <table:table-cell office:value-type="string">
            <text:p>25x50 mm</text:p>
          </table:table-cell>
          <table:table-cell office:value-type="string">
            <text:p>60x35mm </text:p>
          </table:table-cell>
          <table:table-cell office:value-type="string">
            <text:p>Ezocamtl Knights Etat-Major 1</text:p>
          </table:table-cell>
          <table:table-cell table:number-columns-repeated="6"/>
        </table:table-row>
        <table:table-row table:style-name="ro1">
          <table:table-cell office:value-type="string">
            <text:p>Gallillimus Kuaxotl Riders x5</text:p>
          </table:table-cell>
          <table:table-cell office:value-type="currency" office:currency="EUR" office:value="36">
            <text:p>36,00 €</text:p>
          </table:table-cell>
          <table:table-cell office:value-type="string">
            <text:p>25x50 mm</text:p>
          </table:table-cell>
          <table:table-cell office:value-type="string">
            <text:p>60x35mm </text:p>
          </table:table-cell>
          <table:table-cell office:value-type="string">
            <text:p>Gallillimus Kuaxotl Riders x5 1</text:p>
          </table:table-cell>
          <table:table-cell table:number-columns-repeated="6"/>
        </table:table-row>
        <table:table-row table:style-name="ro1">
          <table:table-cell office:value-type="string">
            <text:p>Hueitechtcatl</text:p>
          </table:table-cell>
          <table:table-cell office:value-type="currency" office:currency="EUR" office:value="45">
            <text:p>45,00 €</text:p>
          </table:table-cell>
          <table:table-cell office:value-type="string">
            <text:p>100x50 mm</text:p>
          </table:table-cell>
          <table:table-cell office:value-type="string">
            <text:p>120x92 mm</text:p>
          </table:table-cell>
          <table:table-cell office:value-type="string">
            <text:p>Hueitechtcatl 1</text:p>
          </table:table-cell>
          <table:table-cell office:value-type="string">
            <text:p>Hueitechtcatl 3</text:p>
          </table:table-cell>
          <table:table-cell office:value-type="string">
            <text:p>Hueitechtcatl 2</text:p>
          </table:table-cell>
          <table:table-cell table:number-columns-repeated="4"/>
        </table:table-row>
        <table:table-row table:style-name="ro1">
          <table:table-cell office:value-type="string">
            <text:p>Kechnakatl</text:p>
          </table:table-cell>
          <table:table-cell office:value-type="currency" office:currency="EUR" office:value="300">
            <text:p>300,00 €</text:p>
          </table:table-cell>
          <table:table-cell office:value-type="string">
            <text:p>100x200 mm</text:p>
          </table:table-cell>
          <table:table-cell/>
          <table:table-cell office:value-type="string">
            <text:p>Kechnakatl 1</text:p>
          </table:table-cell>
          <table:table-cell office:value-type="string">
            <text:p>Kechnakatl 2</text:p>
          </table:table-cell>
          <table:table-cell office:value-type="string">
            <text:p>Kechnakatl 3</text:p>
          </table:table-cell>
          <table:table-cell table:number-columns-repeated="4"/>
        </table:table-row>
        <table:table-row table:style-name="ro1">
          <table:table-cell office:value-type="string">
            <text:p>Kuakuauitl Cuetzpalli Riders x5</text:p>
          </table:table-cell>
          <table:table-cell office:value-type="currency" office:currency="EUR" office:value="29">
            <text:p>29,00 €</text:p>
          </table:table-cell>
          <table:table-cell office:value-type="string">
            <text:p>25x50 mm</text:p>
          </table:table-cell>
          <table:table-cell office:value-type="string">
            <text:p>60x35mm </text:p>
          </table:table-cell>
          <table:table-cell office:value-type="string">
            <text:p>Kuakuauitl Cuetzpalli Riders x5 1</text:p>
          </table:table-cell>
          <table:table-cell table:number-columns-repeated="6"/>
        </table:table-row>
        <table:table-row table:style-name="ro1">
          <table:table-cell office:value-type="string">
            <text:p>Kuakuauitl with Balista</text:p>
          </table:table-cell>
          <table:table-cell office:value-type="currency" office:currency="EUR" office:value="44">
            <text:p>44,00 €</text:p>
          </table:table-cell>
          <table:table-cell office:value-type="string">
            <text:p>100x50 mm</text:p>
          </table:table-cell>
          <table:table-cell office:value-type="string">
            <text:p>120x92 mm</text:p>
          </table:table-cell>
          <table:table-cell office:value-type="string">
            <text:p>Kuakuauitl with Balista 1</text:p>
          </table:table-cell>
          <table:table-cell table:number-columns-repeated="6"/>
        </table:table-row>
        <table:table-row table:style-name="ro1">
          <table:table-cell office:value-type="string">
            <text:p>Kuakuauitl with Balista Scenique</text:p>
          </table:table-cell>
          <table:table-cell office:value-type="currency" office:currency="EUR" office:value="50">
            <text:p>50,00 €</text:p>
          </table:table-cell>
          <table:table-cell office:value-type="string">
            <text:p>100x50 mm</text:p>
          </table:table-cell>
          <table:table-cell office:value-type="string">
            <text:p>120x92 mm</text:p>
          </table:table-cell>
          <table:table-cell office:value-type="string">
            <text:p>Kuakuauitl with Balista 1</text:p>
          </table:table-cell>
          <table:table-cell table:number-columns-repeated="6"/>
        </table:table-row>
        <table:table-row table:style-name="ro1">
          <table:table-cell office:value-type="string">
            <text:p>Kuaxotl hero</text:p>
          </table:table-cell>
          <table:table-cell office:value-type="currency" office:currency="EUR" office:value="4">
            <text:p>4,00 €</text:p>
          </table:table-cell>
          <table:table-cell office:value-type="string">
            <text:p>20x20mm</text:p>
          </table:table-cell>
          <table:table-cell office:value-type="string">
            <text:p>25 mm</text:p>
          </table:table-cell>
          <table:table-cell office:value-type="string">
            <text:p>Kuaxotl hero 1</text:p>
          </table:table-cell>
          <table:table-cell table:number-columns-repeated="6"/>
        </table:table-row>
        <table:table-row table:style-name="ro1">
          <table:table-cell office:value-type="string">
            <text:p>Kuaxotl Unit x5</text:p>
          </table:table-cell>
          <table:table-cell office:value-type="currency" office:currency="EUR" office:value="9">
            <text:p>9,00 €</text:p>
          </table:table-cell>
          <table:table-cell office:value-type="string">
            <text:p>20x20mm</text:p>
          </table:table-cell>
          <table:table-cell office:value-type="string">
            <text:p>25 mm</text:p>
          </table:table-cell>
          <table:table-cell office:value-type="string">
            <text:p>Kuaxotl Unit x5 1</text:p>
          </table:table-cell>
          <table:table-cell table:number-columns-repeated="6"/>
        </table:table-row>
        <table:table-row table:style-name="ro1">
          <table:table-cell office:value-type="string">
            <text:p>Metzli the Ruthless</text:p>
          </table:table-cell>
          <table:table-cell office:value-type="currency" office:currency="EUR" office:value="36">
            <text:p>36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Metzli the Ruthless 1</text:p>
          </table:table-cell>
          <table:table-cell table:number-columns-repeated="6"/>
        </table:table-row>
        <table:table-row table:style-name="ro1">
          <table:table-cell office:value-type="string">
            <text:p>Ometeotl, Supreme Sorcerer Coatl</text:p>
          </table:table-cell>
          <table:table-cell office:value-type="currency" office:currency="EUR" office:value="40">
            <text:p>40,00 €</text:p>
          </table:table-cell>
          <table:table-cell office:value-type="string">
            <text:p>50x50 mm</text:p>
          </table:table-cell>
          <table:table-cell office:value-type="string">
            <text:p>80 mm</text:p>
          </table:table-cell>
          <table:table-cell office:value-type="string">
            <text:p>Ometeotl, Supreme Sorcerer Coatl 1</text:p>
          </table:table-cell>
          <table:table-cell office:value-type="string">
            <text:p>Ometeotl, Supreme Sorcerer Coatl 2</text:p>
          </table:table-cell>
          <table:table-cell office:value-type="string">
            <text:p>Ometeotl, Supreme Sorcerer Coatl 3</text:p>
          </table:table-cell>
          <table:table-cell office:value-type="string">
            <text:p>Ometeotl, Supreme Sorcerer Coatl 4</text:p>
          </table:table-cell>
          <table:table-cell office:value-type="string">
            <text:p>Ometeotl, Supreme Sorcerer Coatl 5</text:p>
          </table:table-cell>
          <table:table-cell office:value-type="string">
            <text:p>Ometeotl, Supreme Sorcerer Coatl 6</text:p>
          </table:table-cell>
          <table:table-cell office:value-type="string">
            <text:p>Ometeotl, Supreme Sorcerer Coatl 7</text:p>
          </table:table-cell>
        </table:table-row>
        <table:table-row table:style-name="ro1">
          <table:table-cell office:value-type="string">
            <text:p>Ometeotl, Supreme Sorcerer Coatl Scenique</text:p>
          </table:table-cell>
          <table:table-cell office:value-type="currency" office:currency="EUR" office:value="47">
            <text:p>47,00 €</text:p>
          </table:table-cell>
          <table:table-cell office:value-type="string">
            <text:p>50x50 mm</text:p>
          </table:table-cell>
          <table:table-cell office:value-type="string">
            <text:p>80 mm</text:p>
          </table:table-cell>
          <table:table-cell office:value-type="string">
            <text:p>Ometeotl, Supreme Sorcerer Coatl 1</text:p>
          </table:table-cell>
          <table:table-cell office:value-type="string">
            <text:p>Ometeotl, Supreme Sorcerer Coatl 2</text:p>
          </table:table-cell>
          <table:table-cell office:value-type="string">
            <text:p>Ometeotl, Supreme Sorcerer Coatl 3</text:p>
          </table:table-cell>
          <table:table-cell office:value-type="string">
            <text:p>Ometeotl, Supreme Sorcerer Coatl 4</text:p>
          </table:table-cell>
          <table:table-cell office:value-type="string">
            <text:p>Ometeotl, Supreme Sorcerer Coatl 5</text:p>
          </table:table-cell>
          <table:table-cell office:value-type="string">
            <text:p>Ometeotl, Supreme Sorcerer Coatl 6</text:p>
          </table:table-cell>
          <table:table-cell office:value-type="string">
            <text:p>Ometeotl, Supreme Sorcerer Coatl 7</text:p>
          </table:table-cell>
        </table:table-row>
        <table:table-row table:style-name="ro1">
          <table:table-cell office:value-type="string">
            <text:p>Ptera Yacatli Unit x3</text:p>
          </table:table-cell>
          <table:table-cell office:value-type="currency" office:currency="EUR" office:value="35">
            <text:p>35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Ptera Yacatli Unit x3 1</text:p>
          </table:table-cell>
          <table:table-cell table:number-columns-repeated="6"/>
        </table:table-row>
        <table:table-row table:style-name="ro1">
          <table:table-cell office:value-type="string">
            <text:p>Ptera Yacatli Unit x3 Scenique</text:p>
          </table:table-cell>
          <table:table-cell office:value-type="currency" office:currency="EUR" office:value="42">
            <text:p>42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Ptera Yacatli Unit x3 1</text:p>
          </table:table-cell>
          <table:table-cell table:number-columns-repeated="6"/>
        </table:table-row>
        <table:table-row table:style-name="ro1">
          <table:table-cell office:value-type="string">
            <text:p>Quetzalcoatl, the Feathered Goddess</text:p>
          </table:table-cell>
          <table:table-cell office:value-type="currency" office:currency="EUR" office:value="190">
            <text:p>190,00 €</text:p>
          </table:table-cell>
          <table:table-cell office:value-type="string">
            <text:p>100x200 mm</text:p>
          </table:table-cell>
          <table:table-cell office:value-type="string">
            <text:p>100 mm</text:p>
          </table:table-cell>
          <table:table-cell office:value-type="string">
            <text:p>Quetzalcoatl, the Feathered Goddess 1</text:p>
          </table:table-cell>
          <table:table-cell office:value-type="string">
            <text:p>Quetzalcoatl, the Feathered Goddess 2</text:p>
          </table:table-cell>
          <table:table-cell office:value-type="string">
            <text:p>Quetzalcoatl, the Feathered Goddess 3</text:p>
          </table:table-cell>
          <table:table-cell office:value-type="string">
            <text:p>Quetzalcoatl, the Feathered Goddess 4</text:p>
          </table:table-cell>
          <table:table-cell table:number-columns-repeated="3"/>
        </table:table-row>
        <table:table-row table:style-name="ro1">
          <table:table-cell office:value-type="string">
            <text:p>Ripperdactyls Tlantliatzli Unit x3</text:p>
          </table:table-cell>
          <table:table-cell office:value-type="currency" office:currency="EUR" office:value="35">
            <text:p>35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Ripperdactyls Tlantliatzli Unit x3 1</text:p>
          </table:table-cell>
          <table:table-cell table:number-columns-repeated="6"/>
        </table:table-row>
        <table:table-row table:style-name="ro1">
          <table:table-cell office:value-type="string">
            <text:p>Ripperdactyls Tlantliatzli Unit x3 Scenique</text:p>
          </table:table-cell>
          <table:table-cell office:value-type="currency" office:currency="EUR" office:value="43">
            <text:p>43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Ripperdactyls Tlantliatzli Unit x3 1</text:p>
          </table:table-cell>
          <table:table-cell table:number-columns-repeated="6"/>
        </table:table-row>
        <table:table-row table:style-name="ro1">
          <table:table-cell office:value-type="string">
            <text:p>Tezcatlipoca, the God Kid</text:p>
          </table:table-cell>
          <table:table-cell office:value-type="currency" office:currency="EUR" office:value="6">
            <text:p>6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Tezcatlipoca, the God Kid 1</text:p>
          </table:table-cell>
          <table:table-cell table:number-columns-repeated="6"/>
        </table:table-row>
        <table:table-row table:style-name="ro1">
          <table:table-cell office:value-type="string">
            <text:p>Tlaloc on Hueitechtcatl</text:p>
          </table:table-cell>
          <table:table-cell office:value-type="currency" office:currency="EUR" office:value="60">
            <text:p>60,00 €</text:p>
          </table:table-cell>
          <table:table-cell office:value-type="string">
            <text:p>100x50 mm</text:p>
          </table:table-cell>
          <table:table-cell office:value-type="string">
            <text:p>120x92 mm</text:p>
          </table:table-cell>
          <table:table-cell office:value-type="string">
            <text:p>Tlaloc on Hueitechtcatl 1</text:p>
          </table:table-cell>
          <table:table-cell table:number-columns-repeated="6"/>
        </table:table-row>
        <table:table-row table:style-name="ro1">
          <table:table-cell office:value-type="string">
            <text:p>Tlaloc, The Osprey</text:p>
          </table:table-cell>
          <table:table-cell office:value-type="currency" office:currency="EUR" office:value="20">
            <text:p>20,00 €</text:p>
          </table:table-cell>
          <table:table-cell office:value-type="string">
            <text:p>50x50 mm</text:p>
          </table:table-cell>
          <table:table-cell office:value-type="string">
            <text:p>50 mm</text:p>
          </table:table-cell>
          <table:table-cell office:value-type="string">
            <text:p>Tlaloc, The Osprey 1</text:p>
          </table:table-cell>
          <table:table-cell table:number-columns-repeated="6"/>
        </table:table-row>
        <table:table-row table:style-name="ro1">
          <table:table-cell office:value-type="string">
            <text:p>Tlauilokotl</text:p>
          </table:table-cell>
          <table:table-cell office:value-type="currency" office:currency="EUR" office:value="39">
            <text:p>39,00 €</text:p>
          </table:table-cell>
          <table:table-cell office:value-type="string">
            <text:p>100x50 mm</text:p>
          </table:table-cell>
          <table:table-cell office:value-type="string">
            <text:p>120x92 mm</text:p>
          </table:table-cell>
          <table:table-cell office:value-type="string">
            <text:p>Tlauilokotl 1</text:p>
          </table:table-cell>
          <table:table-cell table:number-columns-repeated="6"/>
        </table:table-row>
        <table:table-row table:style-name="ro1">
          <table:table-cell office:value-type="string">
            <text:p>Tlauilokotl Scenique</text:p>
          </table:table-cell>
          <table:table-cell office:value-type="currency" office:currency="EUR" office:value="58">
            <text:p>58,00 €</text:p>
          </table:table-cell>
          <table:table-cell office:value-type="string">
            <text:p>100x50 mm</text:p>
          </table:table-cell>
          <table:table-cell office:value-type="string">
            <text:p>120x92 mm</text:p>
          </table:table-cell>
          <table:table-cell office:value-type="string">
            <text:p>Tlauilokotl 1</text:p>
          </table:table-cell>
          <table:table-cell table:number-columns-repeated="6"/>
        </table:table-row>
        <table:table-row table:style-name="ro1">
          <table:table-cell office:value-type="string">
            <text:p>Tlemiahuatl 1</text:p>
          </table:table-cell>
          <table:table-cell office:value-type="currency" office:currency="EUR" office:value="18">
            <text:p>18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Tlemiahuatl 1 1</text:p>
          </table:table-cell>
          <table:table-cell table:number-columns-repeated="6"/>
        </table:table-row>
        <table:table-row table:style-name="ro1">
          <table:table-cell office:value-type="string">
            <text:p>Tlemiahuatl 2</text:p>
          </table:table-cell>
          <table:table-cell office:value-type="currency" office:currency="EUR" office:value="15">
            <text:p>15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Tlemiahuatl 2 1</text:p>
          </table:table-cell>
          <table:table-cell table:number-columns-repeated="6"/>
        </table:table-row>
        <table:table-row table:style-name="ro1">
          <table:table-cell office:value-type="string">
            <text:p>Tlemiahuatl 3</text:p>
          </table:table-cell>
          <table:table-cell office:value-type="currency" office:currency="EUR" office:value="15">
            <text:p>15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Tlemiahuatl 3 1</text:p>
          </table:table-cell>
          <table:table-cell table:number-columns-repeated="6"/>
        </table:table-row>
        <table:table-row table:style-name="ro1">
          <table:table-cell office:value-type="string">
            <text:p>Tonatiuh, <text:s/>Coatl whisperer</text:p>
          </table:table-cell>
          <table:table-cell office:value-type="currency" office:currency="EUR" office:value="5">
            <text:p>5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Tonatiuh, <text:s/>Coatl whisperer 1</text:p>
          </table:table-cell>
          <table:table-cell table:number-columns-repeated="6"/>
        </table:table-row>
        <table:table-row table:style-name="ro1">
          <table:table-cell office:value-type="string">
            <text:p>Yacatecuhtli, Cuetzpal Father</text:p>
          </table:table-cell>
          <table:table-cell office:value-type="currency" office:currency="EUR" office:value="5">
            <text:p>5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Yacatecuhtli, Cuetzpal Father 1</text:p>
          </table:table-cell>
          <table:table-cell table:number-columns-repeated="6"/>
        </table:table-row>
        <table:table-row table:style-name="ro1" table:number-rows-repeated="1048522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14">14/07/2025</text:date>, <text:time>19:1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5-07-14T19:16:43.05</dc:date>
    <dc:creator>Ycham BOUNOUAR</dc:creator>
    <meta:editing-duration>PT48M</meta:editing-duration>
    <meta:editing-cycles>5</meta:editing-cycles>
    <meta:document-statistic meta:table-count="1" meta:cell-count="292" meta:object-count="0"/>
  </office:meta>
</office:document-meta>
</file>